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Inter Light" svg:font-family="'Inter Light'" style:font-adornments="Light" style:font-pitch="variable"/>
    <style:font-face style:name="Inter Medium" svg:font-family="'Inter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Inter Light" style:text-underline-style="solid" style:text-underline-width="auto" style:text-underline-color="font-color" officeooo:rsid="00107900" officeooo:paragraph-rsid="00107900"/>
    </style:style>
    <style:style style:name="P2" style:family="paragraph" style:parent-style-name="Text_20_body">
      <style:paragraph-properties fo:text-align="start" style:justify-single-word="false"/>
      <style:text-properties style:font-name="Inter Light" fo:font-size="15pt" style:text-underline-style="none" officeooo:rsid="00107900" officeooo:paragraph-rsid="00107900" style:font-size-asian="15pt" style:font-size-complex="15pt"/>
    </style:style>
    <style:style style:name="P3" style:family="paragraph" style:parent-style-name="Text_20_body">
      <style:paragraph-properties fo:text-align="center" style:justify-single-word="false"/>
      <style:text-properties style:font-name="Inter Light" fo:font-size="18pt" style:text-underline-style="solid" style:text-underline-width="auto" style:text-underline-color="font-color" officeooo:rsid="00107900" officeooo:paragraph-rsid="00107900" style:font-size-asian="18pt" style:font-size-complex="18pt"/>
    </style:style>
    <style:style style:name="P4" style:family="paragraph" style:parent-style-name="Text_20_body">
      <style:paragraph-properties fo:text-align="start" style:justify-single-word="false"/>
      <style:text-properties style:font-name="Inter Light" fo:font-size="11pt" style:text-underline-style="none" officeooo:rsid="00107900" officeooo:paragraph-rsid="00107900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officeooo:paragraph-rsid="00125d89"/>
    </style:style>
    <style:style style:name="P6" style:family="paragraph" style:parent-style-name="Text_20_body">
      <style:paragraph-properties fo:text-align="start" style:justify-single-word="false"/>
      <style:text-properties fo:color="#c9211e" loext:opacity="100%" style:font-name="Inter Light" fo:font-size="11pt" style:text-underline-style="solid" style:text-underline-width="auto" style:text-underline-color="font-color" fo:font-weight="bold" officeooo:rsid="00107900" officeooo:paragraph-rsid="00107900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font-name="Inter Light" fo:font-size="11pt" style:text-underline-style="none" officeooo:rsid="0018fb6a" officeooo:paragraph-rsid="0018fb6a" style:font-size-asian="11pt" style:font-size-complex="11pt"/>
    </style:style>
    <style:style style:name="P8" style:family="paragraph" style:parent-style-name="Text_20_body">
      <style:paragraph-properties fo:text-align="center" style:justify-single-word="false"/>
      <style:text-properties fo:color="#000000" loext:opacity="100%" style:font-name="Inter Light" fo:font-size="18pt" style:text-underline-style="solid" style:text-underline-width="auto" style:text-underline-color="font-color" officeooo:rsid="001f84ac" officeooo:paragraph-rsid="001f84ac" style:font-size-asian="18pt" style:font-size-complex="18pt"/>
    </style:style>
    <style:style style:name="P9" style:family="paragraph" style:parent-style-name="Text_20_body">
      <style:paragraph-properties fo:text-align="start" style:justify-single-word="false"/>
      <style:text-properties fo:font-size="11pt" officeooo:paragraph-rsid="00107900" style:font-size-asian="11pt" style:font-size-complex="11pt"/>
    </style:style>
    <style:style style:name="P10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1pt" style:text-underline-style="none" officeooo:rsid="002b453d" officeooo:paragraph-rsid="002b453d" style:font-size-asian="11pt" style:font-size-complex="11pt"/>
    </style:style>
    <style:style style:name="P11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1pt" style:text-underline-style="none" officeooo:rsid="00347d0a" officeooo:paragraph-rsid="00347d0a" style:font-size-asian="11pt" style:font-size-complex="11pt"/>
    </style:style>
    <style:style style:name="P12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1pt" style:text-underline-style="none" officeooo:rsid="00347d0a" officeooo:paragraph-rsid="004056ab" style:font-size-asian="11pt" style:font-size-complex="11pt"/>
    </style:style>
    <style:style style:name="P13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1pt" style:text-underline-style="none" officeooo:rsid="004056ab" officeooo:paragraph-rsid="004056ab" style:font-size-asian="9.60000038146973pt" style:font-size-complex="11pt"/>
    </style:style>
    <style:style style:name="P14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1pt" style:text-underline-style="solid" style:text-underline-width="auto" style:text-underline-color="font-color" officeooo:rsid="004056ab" officeooo:paragraph-rsid="004056ab" style:font-size-asian="9.60000038146973pt" style:font-size-complex="11pt"/>
    </style:style>
    <style:style style:name="P15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5pt" style:text-underline-style="none" officeooo:rsid="00347d0a" officeooo:paragraph-rsid="00347d0a" style:font-size-asian="15pt" style:font-size-complex="15pt"/>
    </style:style>
    <style:style style:name="P16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5pt" style:text-underline-style="none" officeooo:rsid="001f84ac" officeooo:paragraph-rsid="00369e5a" style:font-size-asian="15pt" style:font-size-complex="15pt"/>
    </style:style>
    <style:style style:name="P17" style:family="paragraph" style:parent-style-name="Text_20_body">
      <style:paragraph-properties fo:margin-top="0cm" fo:margin-bottom="0.046cm" style:contextual-spacing="false" fo:text-align="center" style:justify-single-word="false"/>
      <style:text-properties fo:color="#000000" loext:opacity="100%" style:font-name="Inter Light" fo:font-size="18pt" style:text-underline-style="solid" style:text-underline-width="auto" style:text-underline-color="font-color" officeooo:rsid="004056ab" officeooo:paragraph-rsid="004056ab" style:font-size-asian="18pt" style:font-size-complex="18pt"/>
    </style:style>
    <style:style style:name="P18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text-line-through-style="none" style:text-line-through-type="none" style:font-name="Inter Light" fo:font-size="12pt" fo:font-style="normal" style:text-underline-style="none" fo:font-weight="normal" officeooo:rsid="001f84ac" officeooo:paragraph-rsid="00369e5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text-line-through-style="none" style:text-line-through-type="none" style:font-name="Inter Light" fo:font-size="11pt" fo:font-style="normal" style:text-underline-style="none" fo:font-weight="normal" officeooo:rsid="001f84ac" officeooo:paragraph-rsid="001f84ac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text-line-through-style="none" style:text-line-through-type="none" style:font-name="Inter Light" fo:font-size="11pt" fo:font-style="normal" style:text-underline-style="none" fo:font-weight="normal" officeooo:rsid="00226da2" officeooo:paragraph-rsid="00226da2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text-line-through-style="none" style:text-line-through-type="none" style:font-name="Inter Light" fo:font-size="11pt" fo:font-style="normal" style:text-underline-style="none" fo:font-weight="normal" officeooo:rsid="002b453d" officeooo:paragraph-rsid="002b453d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itle">
      <style:text-properties style:font-name="Inter Medium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23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1pt" style:text-underline-style="none" officeooo:rsid="004a3807" officeooo:paragraph-rsid="004a3807" style:font-size-asian="9.60000038146973pt" style:font-size-complex="11pt"/>
    </style:style>
    <style:style style:name="P24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1pt" style:text-underline-style="none" officeooo:rsid="005129b3" officeooo:paragraph-rsid="005129b3" style:font-size-asian="9.60000038146973pt" style:font-size-complex="11pt"/>
    </style:style>
    <style:style style:name="P25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1pt" style:text-underline-style="none" officeooo:rsid="0052b533" officeooo:paragraph-rsid="0052b533" style:font-size-asian="9.60000038146973pt" style:font-size-complex="11pt"/>
    </style:style>
    <style:style style:name="P26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1pt" style:text-underline-style="none" officeooo:rsid="0056c3f6" officeooo:paragraph-rsid="0056c3f6" style:font-size-asian="9.60000038146973pt" style:font-size-complex="11pt"/>
    </style:style>
    <style:style style:name="P27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5pt" style:text-underline-style="none" officeooo:rsid="001f84ac" officeooo:paragraph-rsid="00369e5a" style:font-size-asian="15pt" style:font-size-complex="15pt"/>
    </style:style>
    <style:style style:name="P28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5pt" style:text-underline-style="none" officeooo:rsid="0052b533" officeooo:paragraph-rsid="0052b533" style:font-size-asian="15pt" style:font-size-complex="15pt"/>
    </style:style>
    <style:style style:name="T1" style:family="text">
      <style:text-properties officeooo:rsid="00107900"/>
    </style:style>
    <style:style style:name="T2" style:family="text">
      <style:text-properties officeooo:rsid="0010eb1f"/>
    </style:style>
    <style:style style:name="T3" style:family="text">
      <style:text-properties style:font-name="Inter Light" style:text-underline-style="none" officeooo:rsid="00107900"/>
    </style:style>
    <style:style style:name="T4" style:family="text">
      <style:text-properties style:font-name="Inter Light" style:text-underline-style="none" officeooo:rsid="0010eb1f"/>
    </style:style>
    <style:style style:name="T5" style:family="text">
      <style:text-properties style:font-name="Inter Light" style:text-underline-style="none" officeooo:rsid="00207607"/>
    </style:style>
    <style:style style:name="T6" style:family="text">
      <style:text-properties fo:color="#000000" loext:opacity="100%" style:font-name="Inter Light" fo:font-size="15pt" style:text-underline-style="none" officeooo:rsid="0018fb6a" style:font-size-asian="15pt" style:font-size-complex="15pt"/>
    </style:style>
    <style:style style:name="T7" style:family="text">
      <style:text-properties fo:color="#000000" loext:opacity="100%" style:font-name="Inter Light" fo:font-size="15pt" style:text-underline-style="none" officeooo:rsid="00125d89" style:font-size-asian="15pt" style:font-size-complex="15pt"/>
    </style:style>
    <style:style style:name="T8" style:family="text">
      <style:text-properties fo:color="#000000" loext:opacity="100%" style:font-name="Inter Light" fo:font-size="15pt" style:text-underline-style="none" officeooo:rsid="0017c3a5" style:font-size-asian="15pt" style:font-size-complex="15pt"/>
    </style:style>
    <style:style style:name="T9" style:family="text">
      <style:text-properties officeooo:rsid="001ae44e"/>
    </style:style>
    <style:style style:name="T10" style:family="text">
      <style:text-properties officeooo:rsid="001b2093"/>
    </style:style>
    <style:style style:name="T11" style:family="text">
      <style:text-properties fo:font-size="15pt" officeooo:rsid="00369e5a" style:font-size-asian="15pt" style:font-size-complex="15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266152" style:font-size-asian="11pt" style:font-size-complex="11pt"/>
    </style:style>
    <style:style style:name="T14" style:family="text">
      <style:text-properties fo:font-size="11pt" officeooo:rsid="002a6117" style:font-size-asian="11pt" style:font-size-complex="11pt"/>
    </style:style>
    <style:style style:name="T15" style:family="text">
      <style:text-properties fo:font-size="11pt" officeooo:rsid="00369e5a" style:font-size-asian="11pt" style:font-size-complex="11pt"/>
    </style:style>
    <style:style style:name="T16" style:family="text">
      <style:text-properties officeooo:rsid="002509d9"/>
    </style:style>
    <style:style style:name="T17" style:family="text">
      <style:text-properties officeooo:rsid="00266152"/>
    </style:style>
    <style:style style:name="T18" style:family="text">
      <style:text-properties officeooo:rsid="00284a7d"/>
    </style:style>
    <style:style style:name="T19" style:family="text">
      <style:text-properties officeooo:rsid="00286986"/>
    </style:style>
    <style:style style:name="T20" style:family="text">
      <style:text-properties officeooo:rsid="002a6117"/>
    </style:style>
    <style:style style:name="T21" style:family="text">
      <style:text-properties officeooo:rsid="002f69ca"/>
    </style:style>
    <style:style style:name="T22" style:family="text">
      <style:text-properties officeooo:rsid="0034ccb2"/>
    </style:style>
    <style:style style:name="T23" style:family="text">
      <style:text-properties officeooo:rsid="004056ab"/>
    </style:style>
    <style:style style:name="T24" style:family="text">
      <style:text-properties officeooo:rsid="0040ed2c"/>
    </style:style>
    <style:style style:name="T25" style:family="text">
      <style:text-properties officeooo:rsid="0045447b"/>
    </style:style>
    <style:style style:name="T26" style:family="text">
      <style:text-properties officeooo:rsid="004b8f99"/>
    </style:style>
    <style:style style:name="T27" style:family="text">
      <style:text-properties officeooo:rsid="00529b05"/>
    </style:style>
    <style:style style:name="T28" style:family="text">
      <style:text-properties officeooo:rsid="0053a92e"/>
    </style:style>
    <style:style style:name="T29" style:family="text">
      <style:text-properties officeooo:rsid="00558291"/>
    </style:style>
    <style:style style:name="T30" style:family="text">
      <style:text-properties officeooo:rsid="0056c3f6"/>
    </style:style>
    <style:style style:name="T31" style:family="text">
      <style:text-properties fo:font-size="2pt" officeooo:rsid="00369e5a" style:font-size-asian="2pt" style:font-size-complex="2pt"/>
    </style:style>
    <style:style style:name="T32" style:family="text">
      <style:text-properties officeooo:rsid="00369e5a"/>
    </style:style>
    <style:style style:name="T33" style:family="text">
      <style:text-properties officeooo:rsid="005b7a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DGB GESTION <text:span text:style-name="T1">MANUEL</text:span></text:p>
      <text:p text:style-name="P1"/>
      <text:p text:style-name="P3">STRUCTURE DES FICHIERS ATTENDUE</text:p>
      <text:p text:style-name="P2"/>
      <text:p text:style-name="P2">Le <text:span text:style-name="T16">P</text:span>lan <text:span text:style-name="T16">C</text:span>omptable</text:p>
      <text:p text:style-name="P9"><text:span text:style-name="T3">- </text:span><text:span text:style-name="T4">Les intitulés de lignes doivent se trouver sur la 1ère colonne pour le </text:span><text:span text:style-name="T5">section</text:span><text:span text:style-name="T4"> chantier et la 5ème colonne pour l</text:span><text:span text:style-name="T5">a section</text:span><text:span text:style-name="T4"> structure</text:span></text:p>
      <text:p text:style-name="P4">- L<text:span text:style-name="T2">es i</text:span>ntitulés de colonne<text:span text:style-name="T2">s doivent se trouver sur la 2ème ligne</text:span></text:p>
      <text:p text:style-name="P6">! <text:span text:style-name="T2">NE PAS CACHER DE TEXTE EN DESSOUS DU PLAN !</text:span></text:p>
      <text:p text:style-name="P5"><text:span text:style-name="T6">C</text:span><text:span text:style-name="T7">hantiers / </text:span><text:span text:style-name="T6">C</text:span><text:span text:style-name="T8">omptes de charges / </text:span><text:span text:style-name="T6">S</text:span><text:span text:style-name="T8">tructure</text:span></text:p>
      <text:p text:style-name="P7">Vérifier la présence des champs ‘<text:span text:style-name="T10">Journal’ / </text:span>‘<text:span text:style-name="T9">Général’ / ‘Date’ / ‘Débit’ / ‘Crédit’ / ‘Section analytique’</text:span></text:p>
      <text:p text:style-name="P7"/>
      <text:p text:style-name="P8">TECHNIQU<text:span text:style-name="T23">E</text:span></text:p>
      <text:p text:style-name="P16"/>
      <text:p text:style-name="P28">Bibliothèques utilisées :</text:p>
      <text:p text:style-name="P25">PyQT5 : Gestion d’interface utilisateur, permets à un utilisateur lambda d’interagir avec mon programme.</text:p>
      <text:p text:style-name="P25">Pandas : Traitement de données, <text:span text:style-name="T29">facilite </text:span>l’exploitation des <text:span text:style-name="T28">fichiers </text:span>comptables.</text:p>
      <text:p text:style-name="P26">ReportLab : Gestion de PDF, permets la création de PDF regroupant les données comptables traitées.</text:p>
      <text:p text:style-name="P16"/>
      <text:p text:style-name="P16">Le plan comptable</text:p>
      <text:p text:style-name="P18"><text:span text:style-name="T15">D</text:span><text:span text:style-name="T12">ivisé en 2 DataFrame </text:span><text:span text:style-name="T14">parents</text:span><text:span text:style-name="T13"> </text:span><text:span text:style-name="T12">:</text:span></text:p>
      <text:p text:style-name="P19"><text:span text:style-name="T21">df</text:span>AccountSite ( la partie du plan qui concerne les chantiers )</text:p>
      <text:p text:style-name="P19"><text:span text:style-name="T21">df</text:span>AccountStruct ( la partie du plan qui concerne la structure )</text:p>
      <text:p text:style-name="P20">Pour traiter les données du plan comptable on <text:span text:style-name="T17">itère sur </text:span><text:span text:style-name="T18">le champ poste et on crée une nouvelle DataFrame </text:span><text:span text:style-name="T20">enfant</text:span><text:span text:style-name="T19"> </text:span><text:span text:style-name="T18">pour chaque poste.</text:span></text:p>
      <text:p text:style-name="P21">On stocke ces DataFrame enfant dans <text:span text:style-name="T21">deux</text:span> dictionnaire<text:span text:style-name="T21">s ( Site/Struct )</text:span> avec le nom du poste en clé</text:p>
      <text:p text:style-name="P10"/>
      <text:p text:style-name="P15">Liage du plan comptable avec un fichier chantier :</text:p>
      <text:p text:style-name="P11"><text:soft-page-break/><text:span text:style-name="T32">O</text:span>n associe <text:span text:style-name="T22">chaque</text:span> poste du plan comptable avec une dataframe <text:span text:style-name="T22">associée </text:span>contenant les champs :</text:p>
      <text:p text:style-name="P11">- Sous Poste</text:p>
      <text:p text:style-name="P11">- Budget</text:p>
      <text:p text:style-name="P11">- Dépenses du mois</text:p>
      <text:p text:style-name="P11">- Dépenses cumulées</text:p>
      <text:p text:style-name="P11">- RAD</text:p>
      <text:p text:style-name="P12">- PFDC</text:p>
      <text:p text:style-name="P12">- Ecart PFDC / Budget</text:p>
      <text:p text:style-name="P11"/>
      <text:p text:style-name="P17">DEROULEMENT D’UNE EXECUTION</text:p>
      <text:p text:style-name="P14"/>
      <text:p text:style-name="P13">Le programme va tout d’abord essayer de voir s’il a déjà été exécuté et s’il a déjà des données traitées à sa disposition ( <text:span text:style-name="T25">par exemple : l</text:span><text:span text:style-name="T24">e calcul d</text:span><text:span text:style-name="T25">e</text:span><text:span text:style-name="T24"> dépenses de mois/d’années précédentes </text:span><text:span text:style-name="T25">).</text:span></text:p>
      <text:p text:style-name="P13"/>
      <text:p text:style-name="P23">NOTE : Permettre a l’utilisateur : d’entrer lui même des données comptables ( nouveau compte, <text:s/>nouveau poste, nouvelle facture <text:span text:style-name="T26">)</text:span></text:p>
      <text:p text:style-name="P24"><text:span text:style-name="T27">D</text:span>e recalculer les dépenses d’un mois/années meme si elles sont en cach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Inter Light" svg:font-family="'Inter Light'" style:font-adornments="Light" style:font-pitch="variable"/>
    <style:font-face style:name="Inter Medium" svg:font-family="'Inter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0:09:08.903515040</meta:creation-date>
    <dc:date>2020-10-29T09:33:16.823949678</dc:date>
    <meta:editing-duration>PT1H33M18S</meta:editing-duration>
    <meta:editing-cycles>59</meta:editing-cycles>
    <meta:generator>LibreOffice/7.0.2.2$Linux_X86_64 LibreOffice_project/00$Build-2</meta:generator>
    <meta:document-statistic meta:table-count="0" meta:image-count="0" meta:object-count="0" meta:page-count="2" meta:paragraph-count="32" meta:word-count="311" meta:character-count="1822" meta:non-whitespace-character-count="1542"/>
  </office:meta>
</office:document-meta>
</file>